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8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4.386cm"/>
    </style:style>
    <style:style style:name="co6" style:family="table-column">
      <style:table-column-properties fo:break-before="auto" style:column-width="5.8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jmh-result-XPS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Original Running Time</text:p>
          </table:table-cell>
          <table:table-cell table:style-name="ce1" office:value-type="string" calcext:value-type="string">
            <text:p>Optimised Running-Time</text:p>
          </table:table-cell>
          <table:table-cell table:style-name="ce1" office:value-type="string" calcext:value-type="string">
            <text:p>Relative Running-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31.953377" calcext:value-type="float">
            <text:p>332.0</text:p>
          </table:table-cell>
          <table:table-cell office:value-type="float" office:value="328.060532" calcext:value-type="float">
            <text:p>328.1</text:p>
          </table:table-cell>
          <table:table-cell table:formula="of:=[.C2]/[.B2]" office:value-type="float" office:value="0.988272916410186" calcext:value-type="float">
            <text:p>0.9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51.483253" calcext:value-type="float">
            <text:p>451.5</text:p>
          </table:table-cell>
          <table:table-cell office:value-type="float" office:value="451.808603" calcext:value-type="float">
            <text:p>451.8</text:p>
          </table:table-cell>
          <table:table-cell table:formula="of:=[.C3]/[.B3]" office:value-type="float" office:value="1.000720624736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652.120169" calcext:value-type="float">
            <text:p>652.1</text:p>
          </table:table-cell>
          <table:table-cell office:value-type="float" office:value="631.229807" calcext:value-type="float">
            <text:p>631.2</text:p>
          </table:table-cell>
          <table:table-cell table:formula="of:=[.C4]/[.B4]" office:value-type="float" office:value="0.967965471713542" calcext:value-type="float">
            <text:p>0.96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892.547891" calcext:value-type="float">
            <text:p>892.5</text:p>
          </table:table-cell>
          <table:table-cell office:value-type="float" office:value="845.152256" calcext:value-type="float">
            <text:p>845.2</text:p>
          </table:table-cell>
          <table:table-cell table:formula="of:=[.C5]/[.B5]" office:value-type="float" office:value="0.94689849645278" calcext:value-type="float">
            <text:p>0.94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433.11575" calcext:value-type="float">
            <text:p>2433.1</text:p>
          </table:table-cell>
          <table:table-cell office:value-type="float" office:value="2444.020941" calcext:value-type="float">
            <text:p>2444.0</text:p>
          </table:table-cell>
          <table:table-cell table:formula="of:=[.C6]/[.B6]" office:value-type="float" office:value="1.00448198611184" calcext:value-type="float">
            <text:p>1.00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243.14071" calcext:value-type="float">
            <text:p>3243.1</text:p>
          </table:table-cell>
          <table:table-cell office:value-type="float" office:value="3243.664998" calcext:value-type="float">
            <text:p>3243.7</text:p>
          </table:table-cell>
          <table:table-cell table:formula="of:=[.C7]/[.B7]" office:value-type="float" office:value="1.00016166057747" calcext:value-type="float">
            <text:p>1.00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370.320137" calcext:value-type="float">
            <text:p>4370.3</text:p>
          </table:table-cell>
          <table:table-cell office:value-type="float" office:value="4031.565005" calcext:value-type="float">
            <text:p>4031.6</text:p>
          </table:table-cell>
          <table:table-cell table:formula="of:=[.C8]/[.B8]" office:value-type="float" office:value="0.922487341572067" calcext:value-type="float">
            <text:p>0.92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073.693696" calcext:value-type="float">
            <text:p>7073.7</text:p>
          </table:table-cell>
          <table:table-cell office:value-type="float" office:value="6309.910938" calcext:value-type="float">
            <text:p>6309.9</text:p>
          </table:table-cell>
          <table:table-cell table:formula="of:=[.C9]/[.B9]" office:value-type="float" office:value="0.892024903703153" calcext:value-type="float">
            <text:p>0.8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3307.687731" calcext:value-type="float">
            <text:p>13307.7</text:p>
          </table:table-cell>
          <table:table-cell office:value-type="float" office:value="9418.729062" calcext:value-type="float">
            <text:p>9418.7</text:p>
          </table:table-cell>
          <table:table-cell table:formula="of:=[.C10]/[.B10]" office:value-type="float" office:value="0.707766011074881" calcext:value-type="float">
            <text:p>0.7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4242.297856" calcext:value-type="float">
            <text:p>34242.3</text:p>
          </table:table-cell>
          <table:table-cell office:value-type="float" office:value="29920.487014" calcext:value-type="float">
            <text:p>29920.5</text:p>
          </table:table-cell>
          <table:table-cell table:formula="of:=[.C11]/[.B11]" office:value-type="float" office:value="0.873787359125996" calcext:value-type="float">
            <text:p>0.87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100.117811" calcext:value-type="float">
            <text:p>7100.1</text:p>
          </table:table-cell>
          <table:table-cell office:value-type="float" office:value="6095.162573" calcext:value-type="float">
            <text:p>6095.2</text:p>
          </table:table-cell>
          <table:table-cell table:formula="of:=[.C12]/[.B12]" office:value-type="float" office:value="0.858459357330233" calcext:value-type="float">
            <text:p>0.85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0774.328115" calcext:value-type="float">
            <text:p>10774.3</text:p>
          </table:table-cell>
          <table:table-cell office:value-type="float" office:value="10445.494682" calcext:value-type="float">
            <text:p>10445.5</text:p>
          </table:table-cell>
          <table:table-cell table:formula="of:=[.C13]/[.B13]" office:value-type="float" office:value="0.969479912854872" calcext:value-type="float">
            <text:p>0.96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4584.433869" calcext:value-type="float">
            <text:p>14584.4</text:p>
          </table:table-cell>
          <table:table-cell office:value-type="float" office:value="12435.272499" calcext:value-type="float">
            <text:p>12435.3</text:p>
          </table:table-cell>
          <table:table-cell table:formula="of:=[.C14]/[.B14]" office:value-type="float" office:value="0.852640055191436" calcext:value-type="float">
            <text:p>0.85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4746.3936" calcext:value-type="float">
            <text:p>24746.4</text:p>
          </table:table-cell>
          <table:table-cell office:value-type="float" office:value="20874.212147" calcext:value-type="float">
            <text:p>20874.2</text:p>
          </table:table-cell>
          <table:table-cell table:formula="of:=[.C15]/[.B15]" office:value-type="float" office:value="0.843525423720732" calcext:value-type="float">
            <text:p>0.84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9263.837798" calcext:value-type="float">
            <text:p>59263.8</text:p>
          </table:table-cell>
          <table:table-cell office:value-type="float" office:value="57565.983539" calcext:value-type="float">
            <text:p>57566.0</text:p>
          </table:table-cell>
          <table:table-cell table:formula="of:=[.C16]/[.B16]" office:value-type="float" office:value="0.971350922888472" calcext:value-type="float">
            <text:p>0.97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39.842775" calcext:value-type="float">
            <text:p>339.8</text:p>
          </table:table-cell>
          <table:table-cell office:value-type="float" office:value="356.915035" calcext:value-type="float">
            <text:p>356.9</text:p>
          </table:table-cell>
          <table:table-cell table:formula="of:=[.C17]/[.B17]" office:value-type="float" office:value="1.05023575975685" calcext:value-type="float">
            <text:p>1.05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44.363714" calcext:value-type="float">
            <text:p>444.4</text:p>
          </table:table-cell>
          <table:table-cell office:value-type="float" office:value="394.102784" calcext:value-type="float">
            <text:p>394.1</text:p>
          </table:table-cell>
          <table:table-cell table:formula="of:=[.C18]/[.B18]" office:value-type="float" office:value="0.886892362232799" calcext:value-type="float">
            <text:p>0.88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64.05619" calcext:value-type="float">
            <text:p>664.1</text:p>
          </table:table-cell>
          <table:table-cell office:value-type="float" office:value="591.200639" calcext:value-type="float">
            <text:p>591.2</text:p>
          </table:table-cell>
          <table:table-cell table:formula="of:=[.C19]/[.B19]" office:value-type="float" office:value="0.890287068930116" calcext:value-type="float">
            <text:p>0.8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215.561728" calcext:value-type="float">
            <text:p>1215.6</text:p>
          </table:table-cell>
          <table:table-cell office:value-type="float" office:value="887.462298" calcext:value-type="float">
            <text:p>887.5</text:p>
          </table:table-cell>
          <table:table-cell table:formula="of:=[.C20]/[.B20]" office:value-type="float" office:value="0.73008410643215" calcext:value-type="float">
            <text:p>0.73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748.449485" calcext:value-type="float">
            <text:p>3748.4</text:p>
          </table:table-cell>
          <table:table-cell office:value-type="float" office:value="2522.873856" calcext:value-type="float">
            <text:p>2522.9</text:p>
          </table:table-cell>
          <table:table-cell table:formula="of:=[.C21]/[.B21]" office:value-type="float" office:value="0.673044645818403" calcext:value-type="float">
            <text:p>0.67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497.350485" calcext:value-type="float">
            <text:p>3497.4</text:p>
          </table:table-cell>
          <table:table-cell office:value-type="float" office:value="3363.96288" calcext:value-type="float">
            <text:p>3364.0</text:p>
          </table:table-cell>
          <table:table-cell table:formula="of:=[.C22]/[.B22]" office:value-type="float" office:value="0.961860383861413" calcext:value-type="float">
            <text:p>0.96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324.467234" calcext:value-type="float">
            <text:p>4324.5</text:p>
          </table:table-cell>
          <table:table-cell office:value-type="float" office:value="4360.817869" calcext:value-type="float">
            <text:p>4360.8</text:p>
          </table:table-cell>
          <table:table-cell table:formula="of:=[.C23]/[.B23]" office:value-type="float" office:value="1.00840580654981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494.879744" calcext:value-type="float">
            <text:p>6494.9</text:p>
          </table:table-cell>
          <table:table-cell office:value-type="float" office:value="7017.490022" calcext:value-type="float">
            <text:p>7017.5</text:p>
          </table:table-cell>
          <table:table-cell table:formula="of:=[.C24]/[.B24]" office:value-type="float" office:value="1.08046496603464" calcext:value-type="float">
            <text:p>1.08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8660.398899" calcext:value-type="float">
            <text:p>8660.4</text:p>
          </table:table-cell>
          <table:table-cell office:value-type="float" office:value="9073.957274" calcext:value-type="float">
            <text:p>9074.0</text:p>
          </table:table-cell>
          <table:table-cell table:formula="of:=[.C25]/[.B25]" office:value-type="float" office:value="1.04775280905915" calcext:value-type="float">
            <text:p>1.04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8427.31479" calcext:value-type="float">
            <text:p>28427.3</text:p>
          </table:table-cell>
          <table:table-cell office:value-type="float" office:value="28152.168448" calcext:value-type="float">
            <text:p>28152.2</text:p>
          </table:table-cell>
          <table:table-cell table:formula="of:=[.C26]/[.B26]" office:value-type="float" office:value="0.990321057615446" calcext:value-type="float">
            <text:p>0.9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115.636736" calcext:value-type="float">
            <text:p>7115.6</text:p>
          </table:table-cell>
          <table:table-cell office:value-type="float" office:value="6756.604314" calcext:value-type="float">
            <text:p>6756.6</text:p>
          </table:table-cell>
          <table:table-cell table:formula="of:=[.C27]/[.B27]" office:value-type="float" office:value="0.949543177185598" calcext:value-type="float">
            <text:p>0.95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0482.404557" calcext:value-type="float">
            <text:p>10482.4</text:p>
          </table:table-cell>
          <table:table-cell office:value-type="float" office:value="10110.560442" calcext:value-type="float">
            <text:p>10110.6</text:p>
          </table:table-cell>
          <table:table-cell table:formula="of:=[.C28]/[.B28]" office:value-type="float" office:value="0.964526830368163" calcext:value-type="float">
            <text:p>0.96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4829.381222" calcext:value-type="float">
            <text:p>14829.4</text:p>
          </table:table-cell>
          <table:table-cell office:value-type="float" office:value="13193.602662" calcext:value-type="float">
            <text:p>13193.6</text:p>
          </table:table-cell>
          <table:table-cell table:formula="of:=[.C29]/[.B29]" office:value-type="float" office:value="0.889693404228273" calcext:value-type="float">
            <text:p>0.8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7507.923354" calcext:value-type="float">
            <text:p>27507.9</text:p>
          </table:table-cell>
          <table:table-cell office:value-type="float" office:value="23303.553024" calcext:value-type="float">
            <text:p>23303.6</text:p>
          </table:table-cell>
          <table:table-cell table:formula="of:=[.C30]/[.B30]" office:value-type="float" office:value="0.847157843364115" calcext:value-type="float">
            <text:p>0.84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3760.131686" calcext:value-type="float">
            <text:p>63760.1</text:p>
          </table:table-cell>
          <table:table-cell office:value-type="float" office:value="59002.113229" calcext:value-type="float">
            <text:p>59002.1</text:p>
          </table:table-cell>
          <table:table-cell table:formula="of:=[.C31]/[.B31]" office:value-type="float" office:value="0.925376276190397" calcext:value-type="float">
            <text:p>0.92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55.948814" calcext:value-type="float">
            <text:p>55.9</text:p>
          </table:table-cell>
          <table:table-cell office:value-type="float" office:value="47.918697" calcext:value-type="float">
            <text:p>47.9</text:p>
          </table:table-cell>
          <table:table-cell table:formula="of:=[.C32]/[.B32]" office:value-type="float" office:value="0.856473865558616" calcext:value-type="float">
            <text:p>0.85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51.097114" calcext:value-type="float">
            <text:p>51.1</text:p>
          </table:table-cell>
          <table:table-cell office:value-type="float" office:value="49.417562" calcext:value-type="float">
            <text:p>49.4</text:p>
          </table:table-cell>
          <table:table-cell table:formula="of:=[.C33]/[.B33]" office:value-type="float" office:value="0.967130198390461" calcext:value-type="float">
            <text:p>0.96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8.142479" calcext:value-type="float">
            <text:p>48.1</text:p>
          </table:table-cell>
          <table:table-cell office:value-type="float" office:value="49.370811" calcext:value-type="float">
            <text:p>49.4</text:p>
          </table:table-cell>
          <table:table-cell table:formula="of:=[.C34]/[.B34]" office:value-type="float" office:value="1.02551451494635" calcext:value-type="float">
            <text:p>1.02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59.231213" calcext:value-type="float">
            <text:p>459.2</text:p>
          </table:table-cell>
          <table:table-cell office:value-type="float" office:value="450.595642" calcext:value-type="float">
            <text:p>450.6</text:p>
          </table:table-cell>
          <table:table-cell table:formula="of:=[.C35]/[.B35]" office:value-type="float" office:value="0.981195592208146" calcext:value-type="float">
            <text:p>0.9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74.392852" calcext:value-type="float">
            <text:p>474.4</text:p>
          </table:table-cell>
          <table:table-cell office:value-type="float" office:value="463.321483" calcext:value-type="float">
            <text:p>463.3</text:p>
          </table:table-cell>
          <table:table-cell table:formula="of:=[.C36]/[.B36]" office:value-type="float" office:value="0.976662023988506" calcext:value-type="float">
            <text:p>0.97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87.088638" calcext:value-type="float">
            <text:p>487.1</text:p>
          </table:table-cell>
          <table:table-cell office:value-type="float" office:value="482.669871" calcext:value-type="float">
            <text:p>482.7</text:p>
          </table:table-cell>
          <table:table-cell table:formula="of:=[.C37]/[.B37]" office:value-type="float" office:value="0.990928207608899" calcext:value-type="float">
            <text:p>0.99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07.67812" calcext:value-type="float">
            <text:p>907.7</text:p>
          </table:table-cell>
          <table:table-cell office:value-type="float" office:value="902.568631" calcext:value-type="float">
            <text:p>902.6</text:p>
          </table:table-cell>
          <table:table-cell table:formula="of:=[.C38]/[.B38]" office:value-type="float" office:value="0.994370813962113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18.479632" calcext:value-type="float">
            <text:p>918.5</text:p>
          </table:table-cell>
          <table:table-cell office:value-type="float" office:value="919.118621" calcext:value-type="float">
            <text:p>919.1</text:p>
          </table:table-cell>
          <table:table-cell table:formula="of:=[.C39]/[.B39]" office:value-type="float" office:value="1.00069570296143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49.466503" calcext:value-type="float">
            <text:p>949.5</text:p>
          </table:table-cell>
          <table:table-cell office:value-type="float" office:value="951.191887" calcext:value-type="float">
            <text:p>951.2</text:p>
          </table:table-cell>
          <table:table-cell table:formula="of:=[.C40]/[.B40]" office:value-type="float" office:value="1.0018172141877" calcext:value-type="float">
            <text:p>1.0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48.920141" calcext:value-type="float">
            <text:p>48.9</text:p>
          </table:table-cell>
          <table:table-cell office:value-type="float" office:value="48.719302" calcext:value-type="float">
            <text:p>48.7</text:p>
          </table:table-cell>
          <table:table-cell table:formula="of:=[.C41]/[.B41]" office:value-type="float" office:value="0.995894553942516" calcext:value-type="float">
            <text:p>0.99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58.890681" calcext:value-type="float">
            <text:p>58.9</text:p>
          </table:table-cell>
          <table:table-cell office:value-type="float" office:value="56.825557" calcext:value-type="float">
            <text:p>56.8</text:p>
          </table:table-cell>
          <table:table-cell table:formula="of:=[.C42]/[.B42]" office:value-type="float" office:value="0.964932923767684" calcext:value-type="float">
            <text:p>0.96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9.488875" calcext:value-type="float">
            <text:p>99.5</text:p>
          </table:table-cell>
          <table:table-cell office:value-type="float" office:value="100.34804" calcext:value-type="float">
            <text:p>100.3</text:p>
          </table:table-cell>
          <table:table-cell table:formula="of:=[.C43]/[.B43]" office:value-type="float" office:value="1.00863578968" calcext:value-type="float">
            <text:p>1.00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459.123469" calcext:value-type="float">
            <text:p>459.1</text:p>
          </table:table-cell>
          <table:table-cell office:value-type="float" office:value="448.999783" calcext:value-type="float">
            <text:p>449.0</text:p>
          </table:table-cell>
          <table:table-cell table:formula="of:=[.C44]/[.B44]" office:value-type="float" office:value="0.977949970577522" calcext:value-type="float">
            <text:p>0.97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597.432272" calcext:value-type="float">
            <text:p>597.4</text:p>
          </table:table-cell>
          <table:table-cell office:value-type="float" office:value="568.328192" calcext:value-type="float">
            <text:p>568.3</text:p>
          </table:table-cell>
          <table:table-cell table:formula="of:=[.C45]/[.B45]" office:value-type="float" office:value="0.951284720688808" calcext:value-type="float">
            <text:p>0.95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91.3121" calcext:value-type="float">
            <text:p>991.3</text:p>
          </table:table-cell>
          <table:table-cell office:value-type="float" office:value="1008.564001" calcext:value-type="float">
            <text:p>1008.6</text:p>
          </table:table-cell>
          <table:table-cell table:formula="of:=[.C46]/[.B46]" office:value-type="float" office:value="1.01740309736964" calcext:value-type="float">
            <text:p>1.01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17.166632" calcext:value-type="float">
            <text:p>917.2</text:p>
          </table:table-cell>
          <table:table-cell office:value-type="float" office:value="901.909793" calcext:value-type="float">
            <text:p>901.9</text:p>
          </table:table-cell>
          <table:table-cell table:formula="of:=[.C47]/[.B47]" office:value-type="float" office:value="0.983365248508081" calcext:value-type="float">
            <text:p>0.98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117.326113" calcext:value-type="float">
            <text:p>1117.3</text:p>
          </table:table-cell>
          <table:table-cell office:value-type="float" office:value="1134.792249" calcext:value-type="float">
            <text:p>1134.8</text:p>
          </table:table-cell>
          <table:table-cell table:formula="of:=[.C48]/[.B48]" office:value-type="float" office:value="1.01563208430984" calcext:value-type="float">
            <text:p>1.01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991.006675" calcext:value-type="float">
            <text:p>1991.0</text:p>
          </table:table-cell>
          <table:table-cell office:value-type="float" office:value="1994.124642" calcext:value-type="float">
            <text:p>1994.1</text:p>
          </table:table-cell>
          <table:table-cell table:formula="of:=[.C49]/[.B49]" office:value-type="float" office:value="1.00156602538763" calcext:value-type="float">
            <text:p>1.0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4115.171465" calcext:value-type="float">
            <text:p>4115.2</text:p>
          </table:table-cell>
          <table:table-cell office:value-type="float" office:value="3368.366191" calcext:value-type="float">
            <text:p>3368.4</text:p>
          </table:table-cell>
          <table:table-cell table:formula="of:=[.C50]/[.B50]" office:value-type="float" office:value="0.818523898614757" calcext:value-type="float">
            <text:p>0.81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47217.79671" calcext:value-type="float">
            <text:p>47217.8</text:p>
          </table:table-cell>
          <table:table-cell office:value-type="float" office:value="38493.64439" calcext:value-type="float">
            <text:p>38493.6</text:p>
          </table:table-cell>
          <table:table-cell table:formula="of:=[.C51]/[.B51]" office:value-type="float" office:value="0.815235929503836" calcext:value-type="float">
            <text:p>0.81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4148.026846" calcext:value-type="float">
            <text:p>4148.0</text:p>
          </table:table-cell>
          <table:table-cell office:value-type="float" office:value="3516.644284" calcext:value-type="float">
            <text:p>3516.6</text:p>
          </table:table-cell>
          <table:table-cell table:formula="of:=[.C52]/[.B52]" office:value-type="float" office:value="0.847787252725027" calcext:value-type="float">
            <text:p>0.84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42171.210138" calcext:value-type="float">
            <text:p>42171.2</text:p>
          </table:table-cell>
          <table:table-cell office:value-type="float" office:value="37393.059021" calcext:value-type="float">
            <text:p>37393.1</text:p>
          </table:table-cell>
          <table:table-cell table:formula="of:=[.C53]/[.B53]" office:value-type="float" office:value="0.886696371734079" calcext:value-type="float">
            <text:p>0.88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1753.498692" calcext:value-type="float">
            <text:p>1753.5</text:p>
          </table:table-cell>
          <table:table-cell office:value-type="float" office:value="1542.095784" calcext:value-type="float">
            <text:p>1542.1</text:p>
          </table:table-cell>
          <table:table-cell table:formula="of:=[.C54]/[.B54]" office:value-type="float" office:value="0.879439369436382" calcext:value-type="float">
            <text:p>0.87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1692.940288" calcext:value-type="float">
            <text:p>21692.9</text:p>
          </table:table-cell>
          <table:table-cell office:value-type="float" office:value="19800.470323" calcext:value-type="float">
            <text:p>19800.5</text:p>
          </table:table-cell>
          <table:table-cell table:formula="of:=[.C55]/[.B55]" office:value-type="float" office:value="0.912761020872451" calcext:value-type="float">
            <text:p>0.91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252.445389" calcext:value-type="float">
            <text:p>1252.4</text:p>
          </table:table-cell>
          <table:table-cell office:value-type="float" office:value="1123.475896" calcext:value-type="float">
            <text:p>1123.5</text:p>
          </table:table-cell>
          <table:table-cell table:formula="of:=[.C56]/[.B56]" office:value-type="float" office:value="0.897025855073031" calcext:value-type="float">
            <text:p>0.89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5639.720755" calcext:value-type="float">
            <text:p>15639.7</text:p>
          </table:table-cell>
          <table:table-cell office:value-type="float" office:value="12223.879578" calcext:value-type="float">
            <text:p>12223.9</text:p>
          </table:table-cell>
          <table:table-cell table:formula="of:=[.C57]/[.B57]" office:value-type="float" office:value="0.781591933097146" calcext:value-type="float">
            <text:p>0.78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1898.796373" calcext:value-type="float">
            <text:p>1898.8</text:p>
          </table:table-cell>
          <table:table-cell office:value-type="float" office:value="1673.62716" calcext:value-type="float">
            <text:p>1673.6</text:p>
          </table:table-cell>
          <table:table-cell table:formula="of:=[.C58]/[.B58]" office:value-type="float" office:value="0.88141476558424" calcext:value-type="float">
            <text:p>0.8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21401.01673" calcext:value-type="float">
            <text:p>21401.0</text:p>
          </table:table-cell>
          <table:table-cell office:value-type="float" office:value="18857.590784" calcext:value-type="float">
            <text:p>18857.6</text:p>
          </table:table-cell>
          <table:table-cell table:formula="of:=[.C59]/[.B59]" office:value-type="float" office:value="0.881153966744271" calcext:value-type="float">
            <text:p>0.8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074.856626" calcext:value-type="float">
            <text:p>1074.9</text:p>
          </table:table-cell>
          <table:table-cell office:value-type="float" office:value="837.161092" calcext:value-type="float">
            <text:p>837.2</text:p>
          </table:table-cell>
          <table:table-cell table:formula="of:=[.C60]/[.B60]" office:value-type="float" office:value="0.778858381434028" calcext:value-type="float">
            <text:p>0.77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2853.025178" calcext:value-type="float">
            <text:p>12853.0</text:p>
          </table:table-cell>
          <table:table-cell office:value-type="float" office:value="9977.867916" calcext:value-type="float">
            <text:p>9977.9</text:p>
          </table:table-cell>
          <table:table-cell table:formula="of:=[.C61]/[.B61]" office:value-type="float" office:value="0.776305015964546" calcext:value-type="float">
            <text:p>0.77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244.775589" calcext:value-type="float">
            <text:p>244.8</text:p>
          </table:table-cell>
          <table:table-cell office:value-type="float" office:value="282.817347" calcext:value-type="float">
            <text:p>282.8</text:p>
          </table:table-cell>
          <table:table-cell table:formula="of:=[.C62]/[.B62]" office:value-type="float" office:value="1.15541483591323" calcext:value-type="float">
            <text:p>1.15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3562.641818" calcext:value-type="float">
            <text:p>3562.6</text:p>
          </table:table-cell>
          <table:table-cell office:value-type="float" office:value="3457.364787" calcext:value-type="float">
            <text:p>3457.4</text:p>
          </table:table-cell>
          <table:table-cell table:formula="of:=[.C63]/[.B63]" office:value-type="float" office:value="0.97044972905553" calcext:value-type="float">
            <text:p>0.97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228.1472" calcext:value-type="float">
            <text:p>228.1</text:p>
          </table:table-cell>
          <table:table-cell office:value-type="float" office:value="246.377911" calcext:value-type="float">
            <text:p>246.4</text:p>
          </table:table-cell>
          <table:table-cell table:formula="of:=[.C64]/[.B64]" office:value-type="float" office:value="1.07990766925915" calcext:value-type="float">
            <text:p>1.08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071.90825" calcext:value-type="float">
            <text:p>3071.9</text:p>
          </table:table-cell>
          <table:table-cell office:value-type="float" office:value="3259.393638" calcext:value-type="float">
            <text:p>3259.4</text:p>
          </table:table-cell>
          <table:table-cell table:formula="of:=[.C65]/[.B65]" office:value-type="float" office:value="1.06103222256068" calcext:value-type="float">
            <text:p>1.06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241.224909" calcext:value-type="float">
            <text:p>241.2</text:p>
          </table:table-cell>
          <table:table-cell office:value-type="float" office:value="253.61754" calcext:value-type="float">
            <text:p>253.6</text:p>
          </table:table-cell>
          <table:table-cell table:formula="of:=[.C66]/[.B66]" office:value-type="float" office:value="1.05137376173702" calcext:value-type="float">
            <text:p>1.05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3087.007744" calcext:value-type="float">
            <text:p>3087.0</text:p>
          </table:table-cell>
          <table:table-cell office:value-type="float" office:value="3297.561805" calcext:value-type="float">
            <text:p>3297.6</text:p>
          </table:table-cell>
          <table:table-cell table:formula="of:=[.C67]/[.B67]" office:value-type="float" office:value="1.06820652180392" calcext:value-type="float">
            <text:p>1.06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38.764731" calcext:value-type="float">
            <text:p>238.8</text:p>
          </table:table-cell>
          <table:table-cell office:value-type="float" office:value="213.8696" calcext:value-type="float">
            <text:p>213.9</text:p>
          </table:table-cell>
          <table:table-cell table:formula="of:=[.C68]/[.B68]" office:value-type="float" office:value="0.895733633289416" calcext:value-type="float">
            <text:p>0.89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275.493806" calcext:value-type="float">
            <text:p>2275.5</text:p>
          </table:table-cell>
          <table:table-cell office:value-type="float" office:value="2021.421511" calcext:value-type="float">
            <text:p>2021.4</text:p>
          </table:table-cell>
          <table:table-cell table:formula="of:=[.C69]/[.B69]" office:value-type="float" office:value="0.888344106088066" calcext:value-type="float">
            <text:p>0.88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/>
          <table:table-cell office:value-type="float" office:value="57633.092403" calcext:value-type="float">
            <text:p>57633.1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286.776675" calcext:value-type="float">
            <text:p>286.8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2800.012493" calcext:value-type="float">
            <text:p>2800.0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58572.616499" calcext:value-type="float">
            <text:p>58572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439.989328" calcext:value-type="float">
            <text:p>440.0</text:p>
          </table:table-cell>
          <table:table-cell office:value-type="float" office:value="349.410834" calcext:value-type="float">
            <text:p>349.4</text:p>
          </table:table-cell>
          <table:table-cell table:formula="of:=[.C74]/[.B74]" office:value-type="float" office:value="0.794134793196621" calcext:value-type="float">
            <text:p>0.79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3946.979874" calcext:value-type="float">
            <text:p>3947.0</text:p>
          </table:table-cell>
          <table:table-cell office:value-type="float" office:value="3669.87619" calcext:value-type="float">
            <text:p>3669.9</text:p>
          </table:table-cell>
          <table:table-cell table:formula="of:=[.C75]/[.B75]" office:value-type="float" office:value="0.929793489491708" calcext:value-type="float">
            <text:p>0.93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/>
          <table:table-cell office:value-type="float" office:value="58726.966886" calcext:value-type="float">
            <text:p>58727.0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397.529554" calcext:value-type="float">
            <text:p>397.5</text:p>
          </table:table-cell>
          <table:table-cell office:value-type="float" office:value="318.675354" calcext:value-type="float">
            <text:p>318.7</text:p>
          </table:table-cell>
          <table:table-cell table:formula="of:=[.C77]/[.B77]" office:value-type="float" office:value="0.801639402136124" calcext:value-type="float">
            <text:p>0.80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178.924885" calcext:value-type="float">
            <text:p>4178.9</text:p>
          </table:table-cell>
          <table:table-cell office:value-type="float" office:value="3128.531354" calcext:value-type="float">
            <text:p>3128.5</text:p>
          </table:table-cell>
          <table:table-cell table:formula="of:=[.C78]/[.B78]" office:value-type="float" office:value="0.748645031938639" calcext:value-type="float">
            <text:p>0.74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/>
          <table:table-cell office:value-type="float" office:value="58646.43625" calcext:value-type="float">
            <text:p>58646.4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181.517715" calcext:value-type="float">
            <text:p>181.5</text:p>
          </table:table-cell>
          <table:table-cell office:value-type="float" office:value="176.582656" calcext:value-type="float">
            <text:p>176.6</text:p>
          </table:table-cell>
          <table:table-cell table:formula="of:=[.C80]/[.B80]" office:value-type="float" office:value="0.972812245901178" calcext:value-type="float">
            <text:p>0.97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006.555034" calcext:value-type="float">
            <text:p>2006.6</text:p>
          </table:table-cell>
          <table:table-cell office:value-type="float" office:value="2124.694596" calcext:value-type="float">
            <text:p>2124.7</text:p>
          </table:table-cell>
          <table:table-cell table:formula="of:=[.C81]/[.B81]" office:value-type="float" office:value="1.05887681125022" calcext:value-type="float">
            <text:p>1.05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175.336234" calcext:value-type="float">
            <text:p>175.3</text:p>
          </table:table-cell>
          <table:table-cell office:value-type="float" office:value="179.966067" calcext:value-type="float">
            <text:p>180.0</text:p>
          </table:table-cell>
          <table:table-cell table:formula="of:=[.C82]/[.B82]" office:value-type="float" office:value="1.02640545479037" calcext:value-type="float">
            <text:p>1.02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065.135479" calcext:value-type="float">
            <text:p>2065.1</text:p>
          </table:table-cell>
          <table:table-cell office:value-type="float" office:value="1915.748352" calcext:value-type="float">
            <text:p>1915.7</text:p>
          </table:table-cell>
          <table:table-cell table:formula="of:=[.C83]/[.B83]" office:value-type="float" office:value="0.927662311495255" calcext:value-type="float">
            <text:p>0.92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177.554216" calcext:value-type="float">
            <text:p>177.6</text:p>
          </table:table-cell>
          <table:table-cell office:value-type="float" office:value="177.032682" calcext:value-type="float">
            <text:p>177.0</text:p>
          </table:table-cell>
          <table:table-cell table:formula="of:=[.C84]/[.B84]" office:value-type="float" office:value="0.997062677464105" calcext:value-type="float">
            <text:p>0.99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098.200576" calcext:value-type="float">
            <text:p>2098.2</text:p>
          </table:table-cell>
          <table:table-cell office:value-type="float" office:value="1926.710737" calcext:value-type="float">
            <text:p>1926.7</text:p>
          </table:table-cell>
          <table:table-cell table:formula="of:=[.C85]/[.B85]" office:value-type="float" office:value="0.918268138441308" calcext:value-type="float">
            <text:p>0.91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22.360581" calcext:value-type="float">
            <text:p>122.4</text:p>
          </table:table-cell>
          <table:table-cell office:value-type="float" office:value="124.999269" calcext:value-type="float">
            <text:p>125.0</text:p>
          </table:table-cell>
          <table:table-cell table:formula="of:=[.C86]/[.B86]" office:value-type="float" office:value="1.02156485347189" calcext:value-type="float">
            <text:p>1.02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170.490436" calcext:value-type="float">
            <text:p>1170.5</text:p>
          </table:table-cell>
          <table:table-cell office:value-type="float" office:value="1193.675617" calcext:value-type="float">
            <text:p>1193.7</text:p>
          </table:table-cell>
          <table:table-cell table:formula="of:=[.C87]/[.B87]" office:value-type="float" office:value="1.01980809093941" calcext:value-type="float">
            <text:p>1.02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23.199407" calcext:value-type="float">
            <text:p>123.2</text:p>
          </table:table-cell>
          <table:table-cell office:value-type="float" office:value="128.039823" calcext:value-type="float">
            <text:p>128.0</text:p>
          </table:table-cell>
          <table:table-cell table:formula="of:=[.C88]/[.B88]" office:value-type="float" office:value="1.03928928002064" calcext:value-type="float">
            <text:p>1.03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172.19146" calcext:value-type="float">
            <text:p>1172.2</text:p>
          </table:table-cell>
          <table:table-cell office:value-type="float" office:value="1210.266419" calcext:value-type="float">
            <text:p>1210.3</text:p>
          </table:table-cell>
          <table:table-cell table:formula="of:=[.C89]/[.B89]" office:value-type="float" office:value="1.03248186008794" calcext:value-type="float">
            <text:p>1.03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22.965278" calcext:value-type="float">
            <text:p>123.0</text:p>
          </table:table-cell>
          <table:table-cell office:value-type="float" office:value="128.022594" calcext:value-type="float">
            <text:p>128.0</text:p>
          </table:table-cell>
          <table:table-cell table:formula="of:=[.C90]/[.B90]" office:value-type="float" office:value="1.04112800037747" calcext:value-type="float">
            <text:p>1.04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168.88262" calcext:value-type="float">
            <text:p>1168.9</text:p>
          </table:table-cell>
          <table:table-cell office:value-type="float" office:value="1217.187021" calcext:value-type="float">
            <text:p>1217.2</text:p>
          </table:table-cell>
          <table:table-cell table:formula="of:=[.C91]/[.B91]" office:value-type="float" office:value="1.04132527952208" calcext:value-type="float">
            <text:p>1.04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0:50:43.870344594</dc:date>
    <meta:editing-duration>PT7M3S</meta:editing-duration>
    <meta:editing-cycles>2</meta:editing-cycles>
    <meta:generator>LibreOffice/7.6.0.3$Linux_X86_64 LibreOffice_project/60$Build-3</meta:generator>
    <meta:document-statistic meta:table-count="1" meta:cell-count="531" meta:object-count="0"/>
  </office:meta>
</office:document-meta>
</file>